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=====================================================================</text:p>
      <text:p text:style-name="Standard"><text:s text:c="11"/>// ASSIGNMENT <text:s text:c="11"/>: OVERLAP WITHOUT STRING</text:p>
      <text:p text:style-name="Standard"><text:s text:c="10"/>// NAME <text:s text:c="26"/>: ADITI KAMATH</text:p>
      <text:p text:style-name="Standard"><text:s text:c="9"/>// CLASS <text:s text:c="26"/>: SE 2(2nd shift)</text:p>
      <text:p text:style-name="Standard"><text:s text:c="8"/>// ROLL NO <text:s text:c="23"/>: 31</text:p>
      <text:p text:style-name="Standard"><text:s text:c="7"/>// COMPUTER DEPARTMENT</text:p>
      <text:p text:style-name="Standard">//======================================================================</text:p>
      <text:p text:style-name="Standard">%macro print 2 <text:s text:c="43"/>;define macro along with parameters</text:p>
      <text:p text:style-name="Standard">mov rax,1 <text:s text:c="52"/>;standard output</text:p>
      <text:p text:style-name="Standard">mov rdi,1 <text:s text:c="53"/>;input write <text:s text:c="93"/></text:p>
      <text:p text:style-name="Standard">mov rsi,%1 <text:s text:c="50"/>;display message address</text:p>
      <text:p text:style-name="Standard">mov rdx,%2 <text:s text:c="49"/>;message length</text:p>
      <text:p text:style-name="Standard">syscall <text:s text:c="58"/>;interrupt for kernel in 64-bit</text:p>
      <text:p text:style-name="Standard">%endmacro</text:p>
      <text:p text:style-name="Standard"/>
      <text:p text:style-name="Standard">section .data</text:p>
      <text:p text:style-name="Standard">msg db 10, 'block contents before transfer',10,13 <text:s/>;initialing the display message</text:p>
      <text:p text:style-name="Standard">msglen equ $-msg <text:s text:c="49"/>;length of the message</text:p>
      <text:p text:style-name="Standard"></text:p>
      <text:p text:style-name="Standard">msg2 db 10, 'block contents after transfer',10,13 <text:s text:c="2"/>;initialing the display message</text:p>
      <text:p text:style-name="Standard">msg2len equ $-msg2 <text:s text:c="45"/>;length of the message</text:p>
      <text:p text:style-name="Standard"></text:p>
      <text:p text:style-name="Standard">msg3 db 10,13, 'SRC block'</text:p>
      <text:p text:style-name="Standard">msg3len equ $-msg3</text:p>
      <text:p text:style-name="Standard"></text:p>
      <text:p text:style-name="Standard">msg4 db 10,13, 'DEST block' <text:s text:c="84"/></text:p>
      <text:p text:style-name="Standard">msg4len equ $-msg4</text:p>
      <text:p text:style-name="Standard"></text:p>
      <text:p text:style-name="Standard">space db ' ' <text:s text:c="52"/>;space between the variables to be displayed</text:p>
      <text:p text:style-name="Standard">spacelen equ $-space <text:s text:c="36"/>;initializing length of space</text:p>
      <text:p text:style-name="Standard"></text:p>
      <text:p text:style-name="Standard">srcblk db <text:s/>10h,20h,30h,40h,50h <text:s text:c="20"/>;contents of the src block</text:p>
      <text:p text:style-name="Standard">destblk db 0,0,0,0,0 <text:s text:c="39"/>;initial contents of dest block</text:p>
      <text:p text:style-name="Standard">cnt equ 5 <text:s text:c="56"/>;count is equal to 5 as 5 variables declared</text:p>
      <text:p text:style-name="Standard"/>
      <text:p text:style-name="Standard">section .bss <text:s text:c="53"/>;storing the array of data/reserving space for the data</text:p>
      <text:p text:style-name="Standard">ans resb 4 <text:s text:c="55"/>;reserve buffer ans of 4-bytes(8-bits each)</text:p>
      <text:p text:style-name="Standard">destblk resb 5 <text:s text:c="48"/>;reserve buffer destblk of 5-bytes</text:p>
      <text:p text:style-name="Standard"></text:p>
      <text:p text:style-name="Standard">section .text</text:p>
      <text:p text:style-name="Standard">global <text:s/>_start <text:s text:c="49"/>;starting of the main program</text:p>
      <text:p text:style-name="Standard">_start: </text:p>
      <text:p text:style-name="Standard"><text:tab/>print msg1,msg1len <text:s text:c="26"/>;displaying the msg1</text:p>
      <text:p text:style-name="Standard"><text:s/><text:tab/> mov rsi,srcblk <text:s text:c="34"/>;move contents of source blk to rsi </text:p>
      <text:p text:style-name="Standard"><text:tab/>call disp_block <text:s text:c="33"/>;calling procedure disp_block</text:p>
      <text:p text:style-name="Standard"><text:tab/>cld <text:s text:c="53"/>;clear direction flag</text:p>
      <text:p text:style-name="Standard"><text:tab/>mov rcx,02h <text:s text:c="38"/>;move 02h into rcx register</text:p>
      <text:p text:style-name="Standard"><text:tab/>mov rsi,srcblk <text:s text:c="35"/>;move contents of the source blk to the rsi</text:p>
      <text:p text:style-name="Standard"><text:tab/>mov rdi,srcblk+2 <text:s text:c="30"/>;shift 2 positions in the source blk and</text:p>
      <text:p text:style-name="Standard"><text:s text:c="71"/>; move the contents in to rdi </text:p>
      <text:p text:style-name="Standard">s1: <text:s text:c="3"/></text:p>
      <text:p text:style-name="Standard"><text:s text:c="14"/>mov al,[rsi] <text:s text:c="37"/>;move the contents of rsi into al register</text:p>
      <text:p text:style-name="Standard"><text:soft-page-break/><text:tab/>mov [rdi],al <text:s text:c="40"/>;move the contents of al register into rdi</text:p>
      <text:p text:style-name="Standard"><text:tab/>inc rsi <text:s text:c="49"/>;increment contents of rsi</text:p>
      <text:p text:style-name="Standard"><text:tab/>inc rdi <text:s text:c="48"/>;increment contents of rdi</text:p>
      <text:p text:style-name="Standard"><text:tab/>loop s1 <text:s text:c="47"/>;carry out the loop s1 again</text:p>
      <text:p text:style-name="Standard"/>
      <text:p text:style-name="Standard"><text:tab/>print msg2,msg2len <text:s text:c="27"/>;displaying the msg2</text:p>
      <text:p text:style-name="Standard"><text:tab/>mov rsi,destblk <text:s text:c="34"/>;move contents of destblk into rsi</text:p>
      <text:p text:style-name="Standard"><text:tab/>call disp_block <text:s text:c="34"/>;calling procedure disp_block</text:p>
      <text:p text:style-name="Standard"><text:tab/>mov rax,60 <text:s text:c="40"/>;exit system call</text:p>
      <text:p text:style-name="Standard"><text:tab/>xor rdi,rdi <text:s text:c="42"/>;clearing rdi(by using xor)so that we get 0 in destblk <text:s/><text:tab/>syscall <text:s text:c="47"/>;interrupt for kernel in 64-bit</text:p>
      <text:p text:style-name="Standard"/>
      <text:p text:style-name="Standard">disp_block: <text:s text:c="51"/>;procedure disp_block</text:p>
      <text:p text:style-name="Standard"><text:tab/> <text:s text:c="2"/>mov rbp,cnt <text:s text:c="35"/>;base pointers</text:p>
      <text:p text:style-name="Standard"/>
      <text:p text:style-name="Standard">back: <text:s text:c="4"/></text:p>
      <text:p text:style-name="Standard"><text:tab/>mov al,[rsi] <text:s text:c="38"/>;move contents of rsi to al</text:p>
      <text:p text:style-name="Standard"><text:tab/>push rsi <text:s text:c="44"/>;push contents of rsi</text:p>
      <text:p text:style-name="Standard"><text:tab/>call disp_8 <text:s text:c="39"/>;calling the disp_8 procedure</text:p>
      <text:p text:style-name="Standard"><text:tab/>print space,2 <text:s text:c="36"/>;intialize two byte foe space <text:s text:c="20"/></text:p>
      <text:p text:style-name="Standard"><text:tab/>pop rsi <text:s text:c="45"/>;pop contents of rsi <text:s text:c="22"/></text:p>
      <text:p text:style-name="Standard"><text:tab/> inc rsi <text:s text:c="45"/>;increment rsi by 1</text:p>
      <text:p text:style-name="Standard"><text:tab/> dec rbp <text:s text:c="43"/>;decrement cnt through rbp</text:p>
      <text:p text:style-name="Standard"><text:tab/> jnz back  <text:s text:c="40"/>;jump to loop back if not zero </text:p>
      <text:p text:style-name="Standard"><text:tab/> ret <text:s text:c="50"/>;return</text:p>
      <text:p text:style-name="Standard"></text:p>
      <text:p text:style-name="Standard">disp_8:<text:tab/> <text:s/> <text:s text:c="53"/>;procedure disp_8</text:p>
      <text:p text:style-name="Standard"><text:s/><text:tab/>mov rsi,ans+1 <text:s text:c="33"/>;move the contents of ans buffer into rsi</text:p>
      <text:p text:style-name="Standard"><text:tab/> <text:s text:c="2"/>mov rcx,2 <text:s text:c="36"/>;move 2 into the rcx register</text:p>
      <text:p text:style-name="Standard"/>
      <text:p text:style-name="Standard">back1:<text:tab/> <text:s/> <text:s text:c="53"/>;loop back1</text:p>
      <text:p text:style-name="Standard"><text:s/><text:tab/> <text:s text:c="2"/>mov rdx,0 <text:s text:c="36"/>;clear rdx</text:p>
      <text:p text:style-name="Standard"><text:tab/> <text:s text:c="2"/>mov rbx,16 <text:s text:c="34"/>;move 16 into rbx register</text:p>
      <text:p text:style-name="Standard"><text:tab/> <text:s text:c="2"/>div rbx <text:s text:c="41"/>;divide rax rfegister by rbx register</text:p>
      <text:p text:style-name="Standard"><text:tab/> <text:s text:c="2"/>cmp dl,09h <text:s text:c="34"/>;compare the contents of dl register with 09h</text:p>
      <text:p text:style-name="Standard"><text:tab/> <text:s text:c="2"/>jbe add_30 <text:s text:c="34"/>;if compared value is below(less) than add 30h</text:p>
      <text:p text:style-name="Standard"><text:tab/> <text:s text:c="2"/>add dl ,07h <text:s text:c="34"/>;add 07h to dl register</text:p>
      <text:p text:style-name="Standard"><text:tab/> <text:s text:c="2"/></text:p>
      <text:p text:style-name="Standard">add_30:<text:tab/> <text:s text:c="43"/>;add_30 label</text:p>
      <text:p text:style-name="Standard"><text:s text:c="14"/>add dl,30h<text:tab/> <text:s text:c="31"/>;add 30h to the contents of dl register</text:p>
      <text:p text:style-name="Standard"><text:tab/> <text:s text:c="2"/>mov[rsi],dl <text:s text:c="33"/>;move contents of dl into rsi</text:p>
      <text:p text:style-name="Standard"><text:tab/> <text:s text:c="2"/>dec rsi <text:s text:c="40"/>;decrement rsi</text:p>
      <text:p text:style-name="Standard"><text:tab/> <text:s text:c="2"/>dec rcx <text:s text:c="39"/>;decrement rcx</text:p>
      <text:p text:style-name="Standard"><text:tab/> <text:s text:c="2"/>jnz back1 <text:s text:c="35"/>;jump if not zero to loop back1</text:p>
      <text:p text:style-name="Standard"><text:tab/> <text:s text:c="2"/>print ans,2 <text:s text:c="33"/>;print the result</text:p>
      <text:p text:style-name="Standard"><text:tab/> <text:s text:c="2"/>ret <text:s text:c="46"/>;return</text:p>
      <text:p text:style-name="Standard"/>
      <text:p text:style-name="Standard">...................................................................OUTPUT.............................................................................</text:p>
      <text:p text:style-name="Standard">mescoe@mescoe-virtual-machine:~$ nasm -f elf64 assig3.asm</text:p>
      <text:p text:style-name="Standard">mescoe@mescoe-virtual-machine:~$ ld -o assig3 assig3.o</text:p>
      <text:p text:style-name="Standard">mescoe@mescoe-virtual-machine:~$ ./assig3</text:p>
      <text:p text:style-name="Standard"></text:p>
      <text:p text:style-name="Standard"><text:soft-page-break/>block contents before transfer</text:p>
      <text:p text:style-name="Standard">SRC block10 20 30 40 50 </text:p>
      <text:p text:style-name="Standard">DEST block00 00 00 00 00 </text:p>
      <text:p text:style-name="Standard"/>
      <text:p text:style-name="Standard">block contents after transfer</text:p>
      <text:p text:style-name="Standard">SRC block10 20 30 40 50 </text:p>
      <text:p text:style-name="Standard">DEST block10 20 10 20 50</text:p>
      <text:p text:style-name="Standard"/>
      <text:p text:style-name="Standard"/>
      <text:p text:style-name="Standard"><text:s text:c="40"/></text:p>
      <text:p text:style-name="Standard"/>
      <text:p text:style-name="Standard"><text:s text:c="4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1 </meta:initial-creator>
    <meta:creation-date>2016-02-14T02:05:10</meta:creation-date>
    <dc:date>2016-02-14T02:58:38</dc:date>
    <dc:creator>root1 </dc:creator>
    <meta:editing-duration>PT53M28S</meta:editing-duration>
    <meta:editing-cycles>7</meta:editing-cycles>
    <meta:generator>LibreOffice/3.4$Linux LibreOffice_project/340m1$Build-302</meta:generator>
    <meta:document-statistic meta:table-count="0" meta:image-count="0" meta:object-count="0" meta:page-count="3" meta:paragraph-count="104" meta:word-count="563" meta:character-count="7014" meta:non-whitespace-character-count="3115"/>
  </office:meta>
</office:document-meta>
</file>